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6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5" table:default-cell-style-name="ce1"/>
        <table:table-column table:style-name="co4" table:number-columns-repeated="1005" table:default-cell-style-name="ce1"/>
        <table:table-row table:style-name="ro1">
          <table:table-cell office:value-type="string">
            <text:p>flightnumber</text:p>
          </table:table-cell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duration</text:p>
          </table:table-cell>
          <table:table-cell office:value-type="string">
            <text:p>start altitude (m)</text:p>
          </table:table-cell>
          <table:table-cell office:value-type="string">
            <text:p>end altitude (m)</text:p>
          </table:table-cell>
          <table:table-cell office:value-type="string">
            <text:p>max altitude (m)</text:p>
          </table:table-cell>
          <table:table-cell office:value-type="string">
            <text:p>max distance (km)</text:p>
          </table:table-cell>
          <table:table-cell office:value-type="string">
            <text:p>max lift (m/s)</text:p>
          </table:table-cell>
          <table:table-cell office:value-type="string">
            <text:p>avg lift (m/s)</text:p>
          </table:table-cell>
          <table:table-cell office:value-type="string">
            <text:p>max sink (m/s)</text:p>
          </table:table-cell>
          <table:table-cell office:value-type="string">
            <text:p>max temp (°C)</text:p>
          </table:table-cell>
          <table:table-cell office:value-type="string">
            <text:p>min temp (°C)</text:p>
          </table:table-cell>
          <table:table-cell office:value-type="string">
            <text:p>max ground speed (kph)</text:p>
          </table:table-cell>
          <table:table-cell office:value-type="string">
            <text:p>max wind speed (kph)</text:p>
          </table:table-cell>
          <table:table-cell office:value-type="string">
            <text:p>launch lat</text:p>
          </table:table-cell>
          <table:table-cell office:value-type="string">
            <text:p>launch long</text:p>
          </table:table-cell>
          <table:table-cell office:value-type="string">
            <text:p>landing lat</text:p>
          </table:table-cell>
          <table:table-cell office:value-type="string">
            <text:p>landing long</text:p>
          </table:table-cell>
          <table:table-cell table:number-columns-repeated="100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/28/21</text:p>
          </table:table-cell>
          <table:table-cell table:style-name="ce3" office:value-type="time" office:time-value="PT13H14M00S">
            <text:p>13:14:00</text:p>
          </table:table-cell>
          <table:table-cell table:style-name="ce3" office:value-type="time" office:time-value="PT00H24M00S">
            <text:p>00:24:00</text:p>
          </table:table-cell>
          <table:table-cell office:value-type="string">
            <text:p>1192</text:p>
          </table:table-cell>
          <table:table-cell office:value-type="string">
            <text:p>834</text:p>
          </table:table-cell>
          <table:table-cell office:value-type="string">
            <text:p>1194</text:p>
          </table:table-cell>
          <table:table-cell office:value-type="string">
            <text:p>1.95</text:p>
          </table:table-cell>
          <table:table-cell table:number-columns-repeated="2" office:value-type="string">
            <text:p>2.5</text:p>
          </table:table-cell>
          <table:table-cell office:value-type="string">
            <text:p>-4.8</text:p>
          </table:table-cell>
          <table:table-cell office:value-type="string">
            <text:p>17</text:p>
          </table:table-cell>
          <table:table-cell office:value-type="string">
            <text:p>12</text:p>
          </table:table-cell>
          <table:table-cell office:value-type="string">
            <text:p>NW@47.5</text:p>
          </table:table-cell>
          <table:table-cell office:value-type="string">
            <text:p>NNE@1.8</text:p>
          </table:table-cell>
          <table:table-cell office:value-type="string">
            <text:p>47.54.866</text:p>
          </table:table-cell>
          <table:table-cell office:value-type="string">
            <text:p>8.11.136</text:p>
          </table:table-cell>
          <table:table-cell office:value-type="string">
            <text:p>47.55.1130</text:p>
          </table:table-cell>
          <table:table-cell office:value-type="string">
            <text:p>8.10.6515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/28/21</text:p>
          </table:table-cell>
          <table:table-cell table:style-name="ce3" office:value-type="time" office:time-value="PT16H09M00S">
            <text:p>16:09:00</text:p>
          </table:table-cell>
          <table:table-cell table:style-name="ce3" office:value-type="time" office:time-value="PT00H34M00S">
            <text:p>00:34:00</text:p>
          </table:table-cell>
          <table:table-cell office:value-type="string">
            <text:p>1189</text:p>
          </table:table-cell>
          <table:table-cell office:value-type="string">
            <text:p>837</text:p>
          </table:table-cell>
          <table:table-cell office:value-type="string">
            <text:p>1192</text:p>
          </table:table-cell>
          <table:table-cell office:value-type="string">
            <text:p>2.10</text:p>
          </table:table-cell>
          <table:table-cell table:number-columns-repeated="2" office:value-type="string">
            <text:p>3.2</text:p>
          </table:table-cell>
          <table:table-cell office:value-type="string">
            <text:p>-4.7</text:p>
          </table:table-cell>
          <table:table-cell office:value-type="string">
            <text:p>15</text:p>
          </table:table-cell>
          <table:table-cell office:value-type="string">
            <text:p>13</text:p>
          </table:table-cell>
          <table:table-cell office:value-type="string">
            <text:p>NNE@54.1</text:p>
          </table:table-cell>
          <table:table-cell office:value-type="string">
            <text:p>E@2.7</text:p>
          </table:table-cell>
          <table:table-cell office:value-type="string">
            <text:p>47.54.887</text:p>
          </table:table-cell>
          <table:table-cell office:value-type="string">
            <text:p>8.11.0</text:p>
          </table:table-cell>
          <table:table-cell office:value-type="string">
            <text:p>47.55.1935</text:p>
          </table:table-cell>
          <table:table-cell office:value-type="string">
            <text:p>8.10.6158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/31/21</text:p>
          </table:table-cell>
          <table:table-cell table:style-name="ce3" office:value-type="time" office:time-value="PT16H22M00S">
            <text:p>16:22:00</text:p>
          </table:table-cell>
          <table:table-cell table:style-name="ce3" office:value-type="time" office:time-value="PT00H18M00S">
            <text:p>00:18:00</text:p>
          </table:table-cell>
          <table:table-cell office:value-type="string">
            <text:p>1194</text:p>
          </table:table-cell>
          <table:table-cell office:value-type="string">
            <text:p>1040</text:p>
          </table:table-cell>
          <table:table-cell office:value-type="string">
            <text:p>1195</text:p>
          </table:table-cell>
          <table:table-cell office:value-type="string">
            <text:p>0.87</text:p>
          </table:table-cell>
          <table:table-cell table:number-columns-repeated="2" office:value-type="string">
            <text:p>4.6</text:p>
          </table:table-cell>
          <table:table-cell office:value-type="string">
            <text:p>-4.4</text:p>
          </table:table-cell>
          <table:table-cell office:value-type="string">
            <text:p>26</text:p>
          </table:table-cell>
          <table:table-cell office:value-type="string">
            <text:p>20</text:p>
          </table:table-cell>
          <table:table-cell office:value-type="string">
            <text:p>SE@52.4</text:p>
          </table:table-cell>
          <table:table-cell office:value-type="string">
            <text:p>NNW@16.2</text:p>
          </table:table-cell>
          <table:table-cell office:value-type="string">
            <text:p>47.54.840</text:p>
          </table:table-cell>
          <table:table-cell office:value-type="string">
            <text:p>8.11.57</text:p>
          </table:table-cell>
          <table:table-cell office:value-type="string">
            <text:p>47.53.7800</text:p>
          </table:table-cell>
          <table:table-cell office:value-type="string">
            <text:p>8.10.6101</text:p>
          </table:table-cell>
          <table:table-cell table:number-columns-repeated="100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/31/21</text:p>
          </table:table-cell>
          <table:table-cell table:style-name="ce3" office:value-type="time" office:time-value="PT17H34M00S">
            <text:p>17:34:00</text:p>
          </table:table-cell>
          <table:table-cell table:style-name="ce3" office:value-type="time" office:time-value="PT00H08M00S">
            <text:p>00:08:00</text:p>
          </table:table-cell>
          <table:table-cell office:value-type="string">
            <text:p>1190</text:p>
          </table:table-cell>
          <table:table-cell office:value-type="string">
            <text:p>869</text:p>
          </table:table-cell>
          <table:table-cell office:value-type="string">
            <text:p>1190</text:p>
          </table:table-cell>
          <table:table-cell office:value-type="string">
            <text:p>1.61</text:p>
          </table:table-cell>
          <table:table-cell table:number-columns-repeated="2" office:value-type="string">
            <text:p>2.7</text:p>
          </table:table-cell>
          <table:table-cell office:value-type="string">
            <text:p>-3.8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ENE@41.4</text:p>
          </table:table-cell>
          <table:table-cell office:value-type="string">
            <text:p>N@0.0</text:p>
          </table:table-cell>
          <table:table-cell office:value-type="string">
            <text:p>47.54.830</text:p>
          </table:table-cell>
          <table:table-cell office:value-type="string">
            <text:p>8.10.9962</text:p>
          </table:table-cell>
          <table:table-cell office:value-type="string">
            <text:p>47.54.290</text:p>
          </table:table-cell>
          <table:table-cell office:value-type="string">
            <text:p>8.09.7085</text:p>
          </table:table-cell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date" office:date-value="2021-04-04">
            <text:p>04.04.21</text:p>
          </table:table-cell>
          <table:table-cell table:style-name="ce3" office:value-type="time" office:time-value="PT15H05M00S">
            <text:p>15:05:00</text:p>
          </table:table-cell>
          <table:table-cell table:style-name="ce3" office:value-type="time" office:time-value="PT00H05M00S">
            <text:p>00:05:00</text:p>
          </table:table-cell>
          <table:table-cell office:value-type="string">
            <text:p>1139</text:p>
          </table:table-cell>
          <table:table-cell office:value-type="string">
            <text:p>963</text:p>
          </table:table-cell>
          <table:table-cell office:value-type="string">
            <text:p>1139</text:p>
          </table:table-cell>
          <table:table-cell office:value-type="string">
            <text:p>0.75</text:p>
          </table:table-cell>
          <table:table-cell table:number-columns-repeated="2" office:value-type="string">
            <text:p>3.0</text:p>
          </table:table-cell>
          <table:table-cell office:value-type="string">
            <text:p>-3.6</text:p>
          </table:table-cell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N@41.8</text:p>
          </table:table-cell>
          <table:table-cell office:value-type="string">
            <text:p>N@0.0</text:p>
          </table:table-cell>
          <table:table-cell office:value-type="string">
            <text:p>47.51.6152</text:p>
          </table:table-cell>
          <table:table-cell office:value-type="string">
            <text:p>8.05.5727</text:p>
          </table:table-cell>
          <table:table-cell office:value-type="string">
            <text:p>47.51.6545</text:p>
          </table:table-cell>
          <table:table-cell office:value-type="string">
            <text:p>8.06.1703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/24/21</text:p>
          </table:table-cell>
          <table:table-cell table:style-name="ce3" office:value-type="time" office:time-value="PT14H40M00S">
            <text:p>14:40:00</text:p>
          </table:table-cell>
          <table:table-cell table:style-name="ce3" office:value-type="time" office:time-value="PT00H04M00S">
            <text:p>00:04:00</text:p>
          </table:table-cell>
          <table:table-cell office:value-type="string">
            <text:p>984</text:p>
          </table:table-cell>
          <table:table-cell office:value-type="string">
            <text:p>828</text:p>
          </table:table-cell>
          <table:table-cell office:value-type="string">
            <text:p>984</text:p>
          </table:table-cell>
          <table:table-cell office:value-type="string">
            <text:p>0.61</text:p>
          </table:table-cell>
          <table:table-cell table:number-columns-repeated="2" office:value-type="string">
            <text:p>4.2</text:p>
          </table:table-cell>
          <table:table-cell office:value-type="string">
            <text:p>-3.8</text:p>
          </table:table-cell>
          <table:table-cell office:value-type="string">
            <text:p>23</text:p>
          </table:table-cell>
          <table:table-cell office:value-type="string">
            <text:p>20</text:p>
          </table:table-cell>
          <table:table-cell office:value-type="string">
            <text:p>NNE@47.3</text:p>
          </table:table-cell>
          <table:table-cell office:value-type="string">
            <text:p>WSW@3.2</text:p>
          </table:table-cell>
          <table:table-cell office:value-type="string">
            <text:p>47.46.2169</text:p>
          </table:table-cell>
          <table:table-cell office:value-type="string">
            <text:p>7.54.5459</text:p>
          </table:table-cell>
          <table:table-cell office:value-type="string">
            <text:p>47.46.806</text:p>
          </table:table-cell>
          <table:table-cell office:value-type="string">
            <text:p>7.54.1165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4/24/21</text:p>
          </table:table-cell>
          <table:table-cell table:style-name="ce3" office:value-type="time" office:time-value="PT16H55M00S">
            <text:p>16:55:00</text:p>
          </table:table-cell>
          <table:table-cell table:style-name="ce3" office:value-type="time" office:time-value="PT00H25M00S">
            <text:p>00:25:00</text:p>
          </table:table-cell>
          <table:table-cell office:value-type="string">
            <text:p>976</text:p>
          </table:table-cell>
          <table:table-cell office:value-type="string">
            <text:p>519</text:p>
          </table:table-cell>
          <table:table-cell office:value-type="string">
            <text:p>1561</text:p>
          </table:table-cell>
          <table:table-cell office:value-type="string">
            <text:p>1.97</text:p>
          </table:table-cell>
          <table:table-cell table:number-columns-repeated="2" office:value-type="string">
            <text:p>4.9</text:p>
          </table:table-cell>
          <table:table-cell office:value-type="string">
            <text:p>-5.8</text:p>
          </table:table-cell>
          <table:table-cell office:value-type="string">
            <text:p>26</text:p>
          </table:table-cell>
          <table:table-cell office:value-type="string">
            <text:p>15</text:p>
          </table:table-cell>
          <table:table-cell office:value-type="string">
            <text:p>ESE@56.7</text:p>
          </table:table-cell>
          <table:table-cell office:value-type="string">
            <text:p>NW@22.8</text:p>
          </table:table-cell>
          <table:table-cell office:value-type="string">
            <text:p>47.46.2334</text:p>
          </table:table-cell>
          <table:table-cell office:value-type="string">
            <text:p>7.54.4959</text:p>
          </table:table-cell>
          <table:table-cell office:value-type="string">
            <text:p>47.45.7848</text:p>
          </table:table-cell>
          <table:table-cell office:value-type="string">
            <text:p>7.53.762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date" office:date-value="2021-09-05">
            <text:p>05.09.21</text:p>
          </table:table-cell>
          <table:table-cell table:style-name="ce3" office:value-type="time" office:time-value="PT16H35M00S">
            <text:p>16:35:00</text:p>
          </table:table-cell>
          <table:table-cell table:style-name="ce3" office:value-type="time" office:time-value="PT00H22M00S">
            <text:p>00:22:00</text:p>
          </table:table-cell>
          <table:table-cell office:value-type="string">
            <text:p>987</text:p>
          </table:table-cell>
          <table:table-cell office:value-type="string">
            <text:p>541</text:p>
          </table:table-cell>
          <table:table-cell office:value-type="string">
            <text:p>1025</text:p>
          </table:table-cell>
          <table:table-cell office:value-type="string">
            <text:p>2.12</text:p>
          </table:table-cell>
          <table:table-cell table:number-columns-repeated="2" office:value-type="string">
            <text:p>4.0</text:p>
          </table:table-cell>
          <table:table-cell office:value-type="string">
            <text:p>-4.9</text:p>
          </table:table-cell>
          <table:table-cell office:value-type="string">
            <text:p>27</text:p>
          </table:table-cell>
          <table:table-cell office:value-type="string">
            <text:p>25</text:p>
          </table:table-cell>
          <table:table-cell office:value-type="string">
            <text:p>NNE@55.1</text:p>
          </table:table-cell>
          <table:table-cell office:value-type="string">
            <text:p>S@21.3</text:p>
          </table:table-cell>
          <table:table-cell office:value-type="string">
            <text:p>47.45.7903</text:p>
          </table:table-cell>
          <table:table-cell office:value-type="string">
            <text:p>7.51.5769</text:p>
          </table:table-cell>
          <table:table-cell office:value-type="string">
            <text:p>47.45.8441</text:p>
          </table:table-cell>
          <table:table-cell office:value-type="string">
            <text:p>7.53.1291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/23/21</text:p>
          </table:table-cell>
          <table:table-cell table:style-name="ce3" office:value-type="time" office:time-value="PT18H08M00S">
            <text:p>18:08:00</text:p>
          </table:table-cell>
          <table:table-cell table:style-name="ce3" office:value-type="time" office:time-value="PT00H01M00S">
            <text:p>00:01:00</text:p>
          </table:table-cell>
          <table:table-cell office:value-type="string">
            <text:p>1192</text:p>
          </table:table-cell>
          <table:table-cell office:value-type="string">
            <text:p>1193</text:p>
          </table:table-cell>
          <table:table-cell office:value-type="string">
            <text:p>1194</text:p>
          </table:table-cell>
          <table:table-cell office:value-type="string">
            <text:p>0.05</text:p>
          </table:table-cell>
          <table:table-cell table:number-columns-repeated="2" office:value-type="string">
            <text:p>1.0</text:p>
          </table:table-cell>
          <table:table-cell office:value-type="string">
            <text:p>-0.7</text:p>
          </table:table-cell>
          <table:table-cell table:number-columns-repeated="2" office:value-type="string">
            <text:p>15</text:p>
          </table:table-cell>
          <table:table-cell office:value-type="string">
            <text:p>WSW@18.9</text:p>
          </table:table-cell>
          <table:table-cell office:value-type="string">
            <text:p>SE@2.5</text:p>
          </table:table-cell>
          <table:table-cell office:value-type="string">
            <text:p>47.54.865</text:p>
          </table:table-cell>
          <table:table-cell office:value-type="string">
            <text:p>8.10.9975</text:p>
          </table:table-cell>
          <table:table-cell office:value-type="string">
            <text:p>47.54.858</text:p>
          </table:table-cell>
          <table:table-cell office:value-type="string">
            <text:p>8.11.42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5/23/21</text:p>
          </table:table-cell>
          <table:table-cell table:style-name="ce3" office:value-type="time" office:time-value="PT18H13M00S">
            <text:p>18:13:00</text:p>
          </table:table-cell>
          <table:table-cell table:style-name="ce3" office:value-type="time" office:time-value="PT00H07M00S">
            <text:p>00:07:00</text:p>
          </table:table-cell>
          <table:table-cell office:value-type="string">
            <text:p>1196</text:p>
          </table:table-cell>
          <table:table-cell office:value-type="string">
            <text:p>865</text:p>
          </table:table-cell>
          <table:table-cell office:value-type="string">
            <text:p>1196</text:p>
          </table:table-cell>
          <table:table-cell office:value-type="string">
            <text:p>1.65</text:p>
          </table:table-cell>
          <table:table-cell table:number-columns-repeated="2" office:value-type="string">
            <text:p>2.9</text:p>
          </table:table-cell>
          <table:table-cell office:value-type="string">
            <text:p>-4.7</text:p>
          </table:table-cell>
          <table:table-cell office:value-type="string">
            <text:p>16</text:p>
          </table:table-cell>
          <table:table-cell office:value-type="string">
            <text:p>15</text:p>
          </table:table-cell>
          <table:table-cell office:value-type="string">
            <text:p>ENE@49.9</text:p>
          </table:table-cell>
          <table:table-cell office:value-type="string">
            <text:p>WSW@15.8</text:p>
          </table:table-cell>
          <table:table-cell office:value-type="string">
            <text:p>47.54.849</text:p>
          </table:table-cell>
          <table:table-cell office:value-type="string">
            <text:p>8.11.24</text:p>
          </table:table-cell>
          <table:table-cell office:value-type="string">
            <text:p>47.54.6</text:p>
          </table:table-cell>
          <table:table-cell office:value-type="string">
            <text:p>8.09.6817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5/31/21</text:p>
          </table:table-cell>
          <table:table-cell table:style-name="ce3" office:value-type="time" office:time-value="PT16H03M00S">
            <text:p>16:03:00</text:p>
          </table:table-cell>
          <table:table-cell table:style-name="ce3" office:value-type="time" office:time-value="PT00H06M00S">
            <text:p>00:06:00</text:p>
          </table:table-cell>
          <table:table-cell office:value-type="string">
            <text:p>1144</text:p>
          </table:table-cell>
          <table:table-cell office:value-type="string">
            <text:p>974</text:p>
          </table:table-cell>
          <table:table-cell office:value-type="string">
            <text:p>1144</text:p>
          </table:table-cell>
          <table:table-cell office:value-type="string">
            <text:p>0.82</text:p>
          </table:table-cell>
          <table:table-cell table:number-columns-repeated="2" office:value-type="string">
            <text:p>2.4</text:p>
          </table:table-cell>
          <table:table-cell office:value-type="string">
            <text:p>-3.1</text:p>
          </table:table-cell>
          <table:table-cell office:value-type="string">
            <text:p>24</text:p>
          </table:table-cell>
          <table:table-cell office:value-type="string">
            <text:p>23</text:p>
          </table:table-cell>
          <table:table-cell office:value-type="string">
            <text:p>W@52.2</text:p>
          </table:table-cell>
          <table:table-cell office:value-type="string">
            <text:p>ESE@15.5</text:p>
          </table:table-cell>
          <table:table-cell office:value-type="string">
            <text:p>47.51.6137</text:p>
          </table:table-cell>
          <table:table-cell office:value-type="string">
            <text:p>8.05.5718</text:p>
          </table:table-cell>
          <table:table-cell office:value-type="string">
            <text:p>47.51.6292</text:p>
          </table:table-cell>
          <table:table-cell office:value-type="string">
            <text:p>8.06.1980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5/31/21</text:p>
          </table:table-cell>
          <table:table-cell table:style-name="ce3" office:value-type="time" office:time-value="PT17H09M00S">
            <text:p>17:09:00</text:p>
          </table:table-cell>
          <table:table-cell table:style-name="ce3" office:value-type="time" office:time-value="PT00H06M00S">
            <text:p>00:06:00</text:p>
          </table:table-cell>
          <table:table-cell office:value-type="string">
            <text:p>1151</text:p>
          </table:table-cell>
          <table:table-cell office:value-type="string">
            <text:p>980</text:p>
          </table:table-cell>
          <table:table-cell office:value-type="string">
            <text:p>1151</text:p>
          </table:table-cell>
          <table:table-cell office:value-type="string">
            <text:p>0.72</text:p>
          </table:table-cell>
          <table:table-cell table:number-columns-repeated="2" office:value-type="string">
            <text:p>3.2</text:p>
          </table:table-cell>
          <table:table-cell office:value-type="string">
            <text:p>-3.3</text:p>
          </table:table-cell>
          <table:table-cell office:value-type="string">
            <text:p>29</text:p>
          </table:table-cell>
          <table:table-cell office:value-type="string">
            <text:p>25</text:p>
          </table:table-cell>
          <table:table-cell office:value-type="string">
            <text:p>WNW@45.5</text:p>
          </table:table-cell>
          <table:table-cell office:value-type="string">
            <text:p>SE@13.2</text:p>
          </table:table-cell>
          <table:table-cell office:value-type="string">
            <text:p>47.51.6142</text:p>
          </table:table-cell>
          <table:table-cell office:value-type="string">
            <text:p>8.05.5691</text:p>
          </table:table-cell>
          <table:table-cell office:value-type="string">
            <text:p>47.51.6620</text:p>
          </table:table-cell>
          <table:table-cell office:value-type="string">
            <text:p>8.06.1362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date" office:date-value="2021-11-06">
            <text:p>06.11.21</text:p>
          </table:table-cell>
          <table:table-cell table:style-name="ce3" office:value-type="time" office:time-value="PT10H42M00S">
            <text:p>10:42:00</text:p>
          </table:table-cell>
          <table:table-cell table:style-name="ce3" office:value-type="time" office:time-value="PT00H08M00S">
            <text:p>00:08:00</text:p>
          </table:table-cell>
          <table:table-cell office:value-type="string">
            <text:p>1151</text:p>
          </table:table-cell>
          <table:table-cell office:value-type="string">
            <text:p>975</text:p>
          </table:table-cell>
          <table:table-cell office:value-type="string">
            <text:p>1152</text:p>
          </table:table-cell>
          <table:table-cell office:value-type="string">
            <text:p>0.77</text:p>
          </table:table-cell>
          <table:table-cell table:number-columns-repeated="2" office:value-type="string">
            <text:p>2.1</text:p>
          </table:table-cell>
          <table:table-cell office:value-type="string">
            <text:p>-2.8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SW@45.0</text:p>
          </table:table-cell>
          <table:table-cell office:value-type="string">
            <text:p>N@14.7</text:p>
          </table:table-cell>
          <table:table-cell office:value-type="string">
            <text:p>47.51.6137</text:p>
          </table:table-cell>
          <table:table-cell office:value-type="string">
            <text:p>8.05.5531</text:p>
          </table:table-cell>
          <table:table-cell office:value-type="string">
            <text:p>47.51.6668</text:p>
          </table:table-cell>
          <table:table-cell office:value-type="string">
            <text:p>8.06.1565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6/13/21</text:p>
          </table:table-cell>
          <table:table-cell table:style-name="ce3" office:value-type="time" office:time-value="PT17H27M00S">
            <text:p>17:27:00</text:p>
          </table:table-cell>
          <table:table-cell table:style-name="ce3" office:value-type="time" office:time-value="PT00H07M00S">
            <text:p>00:07:00</text:p>
          </table:table-cell>
          <table:table-cell office:value-type="string">
            <text:p>1146</text:p>
          </table:table-cell>
          <table:table-cell office:value-type="string">
            <text:p>986</text:p>
          </table:table-cell>
          <table:table-cell office:value-type="string">
            <text:p>1146</text:p>
          </table:table-cell>
          <table:table-cell office:value-type="string">
            <text:p>0.60</text:p>
          </table:table-cell>
          <table:table-cell table:number-columns-repeated="2" office:value-type="string">
            <text:p>1.7</text:p>
          </table:table-cell>
          <table:table-cell office:value-type="string">
            <text:p>-2.4</text:p>
          </table:table-cell>
          <table:table-cell office:value-type="string">
            <text:p>22</text:p>
          </table:table-cell>
          <table:table-cell office:value-type="string">
            <text:p>19</text:p>
          </table:table-cell>
          <table:table-cell office:value-type="string">
            <text:p>WSW@49.0</text:p>
          </table:table-cell>
          <table:table-cell office:value-type="string">
            <text:p>ESE@15.1</text:p>
          </table:table-cell>
          <table:table-cell office:value-type="string">
            <text:p>47.51.6163</text:p>
          </table:table-cell>
          <table:table-cell office:value-type="string">
            <text:p>8.05.5550</text:p>
          </table:table-cell>
          <table:table-cell office:value-type="string">
            <text:p>47.51.6381</text:p>
          </table:table-cell>
          <table:table-cell office:value-type="string">
            <text:p>8.05.9849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6/16/21</text:p>
          </table:table-cell>
          <table:table-cell table:style-name="ce3" office:value-type="time" office:time-value="PT11H16M00S">
            <text:p>11:16:00</text:p>
          </table:table-cell>
          <table:table-cell table:style-name="ce3" office:value-type="time" office:time-value="PT00H03M00S">
            <text:p>00:03:00</text:p>
          </table:table-cell>
          <table:table-cell office:value-type="string">
            <text:p>1152</text:p>
          </table:table-cell>
          <table:table-cell office:value-type="string">
            <text:p>983</text:p>
          </table:table-cell>
          <table:table-cell office:value-type="string">
            <text:p>1152</text:p>
          </table:table-cell>
          <table:table-cell office:value-type="string">
            <text:p>0.74</text:p>
          </table:table-cell>
          <table:table-cell table:number-columns-repeated="2" office:value-type="string">
            <text:p>1.9</text:p>
          </table:table-cell>
          <table:table-cell office:value-type="string">
            <text:p>-3.0</text:p>
          </table:table-cell>
          <table:table-cell office:value-type="string">
            <text:p>24</text:p>
          </table:table-cell>
          <table:table-cell office:value-type="string">
            <text:p>23</text:p>
          </table:table-cell>
          <table:table-cell office:value-type="string">
            <text:p>NE@34.1</text:p>
          </table:table-cell>
          <table:table-cell office:value-type="string">
            <text:p>N@0.0</text:p>
          </table:table-cell>
          <table:table-cell office:value-type="string">
            <text:p>47.51.6166</text:p>
          </table:table-cell>
          <table:table-cell office:value-type="string">
            <text:p>8.05.5534</text:p>
          </table:table-cell>
          <table:table-cell office:value-type="string">
            <text:p>47.51.6481</text:p>
          </table:table-cell>
          <table:table-cell office:value-type="string">
            <text:p>8.06.1428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6/19/21</text:p>
          </table:table-cell>
          <table:table-cell table:style-name="ce3" office:value-type="time" office:time-value="PT16H51M00S">
            <text:p>16:51:00</text:p>
          </table:table-cell>
          <table:table-cell table:style-name="ce3" office:value-type="time" office:time-value="PT00H03M00S">
            <text:p>00:03:00</text:p>
          </table:table-cell>
          <table:table-cell office:value-type="string">
            <text:p>1144</text:p>
          </table:table-cell>
          <table:table-cell office:value-type="string">
            <text:p>974</text:p>
          </table:table-cell>
          <table:table-cell office:value-type="string">
            <text:p>1144</text:p>
          </table:table-cell>
          <table:table-cell office:value-type="string">
            <text:p>0.78</text:p>
          </table:table-cell>
          <table:table-cell table:number-columns-repeated="2" office:value-type="string">
            <text:p>1.3</text:p>
          </table:table-cell>
          <table:table-cell office:value-type="string">
            <text:p>-4.2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ENE@39.3</text:p>
          </table:table-cell>
          <table:table-cell office:value-type="string">
            <text:p>N@0.0</text:p>
          </table:table-cell>
          <table:table-cell office:value-type="string">
            <text:p>47.51.6171</text:p>
          </table:table-cell>
          <table:table-cell office:value-type="string">
            <text:p>8.05.5580</text:p>
          </table:table-cell>
          <table:table-cell office:value-type="string">
            <text:p>47.51.6432</text:p>
          </table:table-cell>
          <table:table-cell office:value-type="string">
            <text:p>8.06.1783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6/26/21</text:p>
          </table:table-cell>
          <table:table-cell table:style-name="ce3" office:value-type="time" office:time-value="PT13H27M00S">
            <text:p>13:27:00</text:p>
          </table:table-cell>
          <table:table-cell table:style-name="ce3" office:value-type="time" office:time-value="PT00H24M00S">
            <text:p>00:24:00</text:p>
          </table:table-cell>
          <table:table-cell office:value-type="string">
            <text:p>1180</text:p>
          </table:table-cell>
          <table:table-cell office:value-type="string">
            <text:p>482</text:p>
          </table:table-cell>
          <table:table-cell office:value-type="string">
            <text:p>1920</text:p>
          </table:table-cell>
          <table:table-cell office:value-type="string">
            <text:p>2.64</text:p>
          </table:table-cell>
          <table:table-cell table:number-columns-repeated="2" office:value-type="string">
            <text:p>6.9</text:p>
          </table:table-cell>
          <table:table-cell office:value-type="string">
            <text:p>-7.6</text:p>
          </table:table-cell>
          <table:table-cell office:value-type="string">
            <text:p>23</text:p>
          </table:table-cell>
          <table:table-cell office:value-type="string">
            <text:p>12</text:p>
          </table:table-cell>
          <table:table-cell office:value-type="string">
            <text:p>WNW@58.9</text:p>
          </table:table-cell>
          <table:table-cell office:value-type="string">
            <text:p>E@22.0</text:p>
          </table:table-cell>
          <table:table-cell office:value-type="string">
            <text:p>47.53.9096</text:p>
          </table:table-cell>
          <table:table-cell office:value-type="string">
            <text:p>6.55.1505</text:p>
          </table:table-cell>
          <table:table-cell office:value-type="string">
            <text:p>47.52.9180</text:p>
          </table:table-cell>
          <table:table-cell office:value-type="string">
            <text:p>6.56.6398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6/27/21</text:p>
          </table:table-cell>
          <table:table-cell table:style-name="ce3" office:value-type="time" office:time-value="PT12H40M00S">
            <text:p>12:40:00</text:p>
          </table:table-cell>
          <table:table-cell table:style-name="ce3" office:value-type="time" office:time-value="PT00H14M00S">
            <text:p>00:14:00</text:p>
          </table:table-cell>
          <table:table-cell office:value-type="string">
            <text:p>1184</text:p>
          </table:table-cell>
          <table:table-cell office:value-type="string">
            <text:p>490</text:p>
          </table:table-cell>
          <table:table-cell office:value-type="string">
            <text:p>1184</text:p>
          </table:table-cell>
          <table:table-cell office:value-type="string">
            <text:p>3.10</text:p>
          </table:table-cell>
          <table:table-cell table:number-columns-repeated="2" office:value-type="string">
            <text:p>2.7</text:p>
          </table:table-cell>
          <table:table-cell office:value-type="string">
            <text:p>-4.2</text:p>
          </table:table-cell>
          <table:table-cell office:value-type="string">
            <text:p>29</text:p>
          </table:table-cell>
          <table:table-cell office:value-type="string">
            <text:p>21</text:p>
          </table:table-cell>
          <table:table-cell office:value-type="string">
            <text:p>WNW@46.0</text:p>
          </table:table-cell>
          <table:table-cell office:value-type="string">
            <text:p>S@9.5</text:p>
          </table:table-cell>
          <table:table-cell office:value-type="string">
            <text:p>47.53.9139</text:p>
          </table:table-cell>
          <table:table-cell office:value-type="string">
            <text:p>6.55.1406</text:p>
          </table:table-cell>
          <table:table-cell office:value-type="string">
            <text:p>47.52.9239</text:p>
          </table:table-cell>
          <table:table-cell office:value-type="string">
            <text:p>6.56.6273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date" office:date-value="2021-04-07">
            <text:p>07.04.21</text:p>
          </table:table-cell>
          <table:table-cell table:style-name="ce3" office:value-type="time" office:time-value="PT11H25M00S">
            <text:p>11:25:00</text:p>
          </table:table-cell>
          <table:table-cell table:style-name="ce3" office:value-type="time" office:time-value="PT00H19M00S">
            <text:p>00:19:00</text:p>
          </table:table-cell>
          <table:table-cell office:value-type="string">
            <text:p>1445</text:p>
          </table:table-cell>
          <table:table-cell office:value-type="string">
            <text:p>301</text:p>
          </table:table-cell>
          <table:table-cell office:value-type="string">
            <text:p>1445</text:p>
          </table:table-cell>
          <table:table-cell office:value-type="string">
            <text:p>3.77</text:p>
          </table:table-cell>
          <table:table-cell table:number-columns-repeated="2" office:value-type="string">
            <text:p>1.6</text:p>
          </table:table-cell>
          <table:table-cell office:value-type="string">
            <text:p>-4.8</text:p>
          </table:table-cell>
          <table:table-cell office:value-type="string">
            <text:p>20</text:p>
          </table:table-cell>
          <table:table-cell office:value-type="string">
            <text:p>15</text:p>
          </table:table-cell>
          <table:table-cell office:value-type="string">
            <text:p>NNE@48.0</text:p>
          </table:table-cell>
          <table:table-cell office:value-type="string">
            <text:p>S@7.4</text:p>
          </table:table-cell>
          <table:table-cell office:value-type="string">
            <text:p>45.31.2289</text:p>
          </table:table-cell>
          <table:table-cell office:value-type="string">
            <text:p>7.48.4711</text:p>
          </table:table-cell>
          <table:table-cell office:value-type="string">
            <text:p>45.29.8833</text:p>
          </table:table-cell>
          <table:table-cell office:value-type="string">
            <text:p>7.49.6969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date" office:date-value="2021-04-07">
            <text:p>07.04.21</text:p>
          </table:table-cell>
          <table:table-cell table:style-name="ce3" office:value-type="time" office:time-value="PT14H02M00S">
            <text:p>14:02:00</text:p>
          </table:table-cell>
          <table:table-cell table:style-name="ce3" office:value-type="time" office:time-value="PT00H08M00S">
            <text:p>00:08:00</text:p>
          </table:table-cell>
          <table:table-cell office:value-type="string">
            <text:p>921</text:p>
          </table:table-cell>
          <table:table-cell office:value-type="string">
            <text:p>290</text:p>
          </table:table-cell>
          <table:table-cell office:value-type="string">
            <text:p>921</text:p>
          </table:table-cell>
          <table:table-cell office:value-type="string">
            <text:p>1.82</text:p>
          </table:table-cell>
          <table:table-cell table:number-columns-repeated="2" office:value-type="string">
            <text:p>1.3</text:p>
          </table:table-cell>
          <table:table-cell office:value-type="string">
            <text:p>-8.1</text:p>
          </table:table-cell>
          <table:table-cell office:value-type="string">
            <text:p>26</text:p>
          </table:table-cell>
          <table:table-cell office:value-type="string">
            <text:p>22</text:p>
          </table:table-cell>
          <table:table-cell office:value-type="string">
            <text:p>NW@58.1</text:p>
          </table:table-cell>
          <table:table-cell office:value-type="string">
            <text:p>SW@2.2</text:p>
          </table:table-cell>
          <table:table-cell office:value-type="string">
            <text:p>45.30.4174</text:p>
          </table:table-cell>
          <table:table-cell office:value-type="string">
            <text:p>7.48.5936</text:p>
          </table:table-cell>
          <table:table-cell office:value-type="string">
            <text:p>45.29.8733</text:p>
          </table:table-cell>
          <table:table-cell office:value-type="string">
            <text:p>7.49.6808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date" office:date-value="2021-05-07">
            <text:p>07.05.21</text:p>
          </table:table-cell>
          <table:table-cell table:style-name="ce3" office:value-type="time" office:time-value="PT11H15M00S">
            <text:p>11:15:00</text:p>
          </table:table-cell>
          <table:table-cell table:style-name="ce3" office:value-type="time" office:time-value="PT00H19M00S">
            <text:p>00:19:00</text:p>
          </table:table-cell>
          <table:table-cell office:value-type="string">
            <text:p>1449</text:p>
          </table:table-cell>
          <table:table-cell office:value-type="string">
            <text:p>308</text:p>
          </table:table-cell>
          <table:table-cell office:value-type="string">
            <text:p>1449</text:p>
          </table:table-cell>
          <table:table-cell office:value-type="string">
            <text:p>3.58</text:p>
          </table:table-cell>
          <table:table-cell table:number-columns-repeated="2" office:value-type="string">
            <text:p>1.7</text:p>
          </table:table-cell>
          <table:table-cell office:value-type="string">
            <text:p>-3.8</text:p>
          </table:table-cell>
          <table:table-cell office:value-type="string">
            <text:p>26</text:p>
          </table:table-cell>
          <table:table-cell office:value-type="string">
            <text:p>18</text:p>
          </table:table-cell>
          <table:table-cell office:value-type="string">
            <text:p>N@45.4</text:p>
          </table:table-cell>
          <table:table-cell office:value-type="string">
            <text:p>SSW@18.1</text:p>
          </table:table-cell>
          <table:table-cell office:value-type="string">
            <text:p>45.31.2311</text:p>
          </table:table-cell>
          <table:table-cell office:value-type="string">
            <text:p>7.48.4699</text:p>
          </table:table-cell>
          <table:table-cell office:value-type="string">
            <text:p>45.29.8830</text:p>
          </table:table-cell>
          <table:table-cell office:value-type="string">
            <text:p>7.49.6996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date" office:date-value="2021-05-07">
            <text:p>07.05.21</text:p>
          </table:table-cell>
          <table:table-cell table:style-name="ce3" office:value-type="time" office:time-value="PT14H19M00S">
            <text:p>14:19:00</text:p>
          </table:table-cell>
          <table:table-cell table:style-name="ce3" office:value-type="time" office:time-value="PT01H15M00S">
            <text:p>01:15:00</text:p>
          </table:table-cell>
          <table:table-cell office:value-type="string">
            <text:p>1390</text:p>
          </table:table-cell>
          <table:table-cell office:value-type="string">
            <text:p>312</text:p>
          </table:table-cell>
          <table:table-cell office:value-type="string">
            <text:p>1698</text:p>
          </table:table-cell>
          <table:table-cell office:value-type="string">
            <text:p>2.88</text:p>
          </table:table-cell>
          <table:table-cell table:number-columns-repeated="2" office:value-type="string">
            <text:p>4.7</text:p>
          </table:table-cell>
          <table:table-cell office:value-type="string">
            <text:p>-4.7</text:p>
          </table:table-cell>
          <table:table-cell office:value-type="string">
            <text:p>28</text:p>
          </table:table-cell>
          <table:table-cell office:value-type="string">
            <text:p>15</text:p>
          </table:table-cell>
          <table:table-cell office:value-type="string">
            <text:p>NW@56.2</text:p>
          </table:table-cell>
          <table:table-cell office:value-type="string">
            <text:p>E@16.7</text:p>
          </table:table-cell>
          <table:table-cell office:value-type="string">
            <text:p>45.30.7681</text:p>
          </table:table-cell>
          <table:table-cell office:value-type="string">
            <text:p>7.47.9123</text:p>
          </table:table-cell>
          <table:table-cell office:value-type="string">
            <text:p>45.29.8783</text:p>
          </table:table-cell>
          <table:table-cell office:value-type="string">
            <text:p>7.49.7029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date" office:date-value="2021-06-07">
            <text:p>07.06.21</text:p>
          </table:table-cell>
          <table:table-cell table:style-name="ce3" office:value-type="time" office:time-value="PT11H42M00S">
            <text:p>11:42:00</text:p>
          </table:table-cell>
          <table:table-cell table:style-name="ce3" office:value-type="time" office:time-value="PT00H15M00S">
            <text:p>00:15:00</text:p>
          </table:table-cell>
          <table:table-cell office:value-type="string">
            <text:p>1449</text:p>
          </table:table-cell>
          <table:table-cell office:value-type="string">
            <text:p>313</text:p>
          </table:table-cell>
          <table:table-cell office:value-type="string">
            <text:p>1449</text:p>
          </table:table-cell>
          <table:table-cell office:value-type="string">
            <text:p>2.99</text:p>
          </table:table-cell>
          <table:table-cell table:number-columns-repeated="2" office:value-type="string">
            <text:p>2.7</text:p>
          </table:table-cell>
          <table:table-cell office:value-type="string">
            <text:p>-5.0</text:p>
          </table:table-cell>
          <table:table-cell office:value-type="string">
            <text:p>22</text:p>
          </table:table-cell>
          <table:table-cell office:value-type="string">
            <text:p>17</text:p>
          </table:table-cell>
          <table:table-cell office:value-type="string">
            <text:p>NNE@48.6</text:p>
          </table:table-cell>
          <table:table-cell office:value-type="string">
            <text:p>SSW@7.2</text:p>
          </table:table-cell>
          <table:table-cell office:value-type="string">
            <text:p>45.31.2275</text:p>
          </table:table-cell>
          <table:table-cell office:value-type="string">
            <text:p>7.48.4500</text:p>
          </table:table-cell>
          <table:table-cell office:value-type="string">
            <text:p>45.29.8779</text:p>
          </table:table-cell>
          <table:table-cell office:value-type="string">
            <text:p>7.49.6908</text:p>
          </table:table-cell>
          <table:table-cell table:number-columns-repeated="1005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date" office:date-value="2021-06-07">
            <text:p>07.06.21</text:p>
          </table:table-cell>
          <table:table-cell table:style-name="ce3" office:value-type="time" office:time-value="PT15H49M00S">
            <text:p>15:49:00</text:p>
          </table:table-cell>
          <table:table-cell table:style-name="ce3" office:value-type="time" office:time-value="PT00H19M00S">
            <text:p>00:19:00</text:p>
          </table:table-cell>
          <table:table-cell office:value-type="string">
            <text:p>1445</text:p>
          </table:table-cell>
          <table:table-cell office:value-type="string">
            <text:p>316</text:p>
          </table:table-cell>
          <table:table-cell office:value-type="string">
            <text:p>1445</text:p>
          </table:table-cell>
          <table:table-cell office:value-type="string">
            <text:p>3.02</text:p>
          </table:table-cell>
          <table:table-cell table:number-columns-repeated="2" office:value-type="string">
            <text:p>2.0</text:p>
          </table:table-cell>
          <table:table-cell office:value-type="string">
            <text:p>-3.4</text:p>
          </table:table-cell>
          <table:table-cell office:value-type="string">
            <text:p>23</text:p>
          </table:table-cell>
          <table:table-cell office:value-type="string">
            <text:p>18</text:p>
          </table:table-cell>
          <table:table-cell office:value-type="string">
            <text:p>N@55.6</text:p>
          </table:table-cell>
          <table:table-cell office:value-type="string">
            <text:p>SSE@8.0</text:p>
          </table:table-cell>
          <table:table-cell office:value-type="string">
            <text:p>45.31.2289</text:p>
          </table:table-cell>
          <table:table-cell office:value-type="string">
            <text:p>7.48.4674</text:p>
          </table:table-cell>
          <table:table-cell office:value-type="string">
            <text:p>45.29.8847</text:p>
          </table:table-cell>
          <table:table-cell office:value-type="string">
            <text:p>7.49.6962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date" office:date-value="2021-09-07">
            <text:p>07.09.21</text:p>
          </table:table-cell>
          <table:table-cell table:style-name="ce3" office:value-type="time" office:time-value="PT15H34M00S">
            <text:p>15:34:00</text:p>
          </table:table-cell>
          <table:table-cell table:style-name="ce3" office:value-type="time" office:time-value="PT01H15M00S">
            <text:p>01:15:00</text:p>
          </table:table-cell>
          <table:table-cell office:value-type="string">
            <text:p>1387</text:p>
          </table:table-cell>
          <table:table-cell office:value-type="string">
            <text:p>318</text:p>
          </table:table-cell>
          <table:table-cell office:value-type="string">
            <text:p>1718</text:p>
          </table:table-cell>
          <table:table-cell office:value-type="string">
            <text:p>5.84</text:p>
          </table:table-cell>
          <table:table-cell table:number-columns-repeated="2" office:value-type="string">
            <text:p>4.1</text:p>
          </table:table-cell>
          <table:table-cell office:value-type="string">
            <text:p>-4.2</text:p>
          </table:table-cell>
          <table:table-cell office:value-type="string">
            <text:p>33</text:p>
          </table:table-cell>
          <table:table-cell office:value-type="string">
            <text:p>15</text:p>
          </table:table-cell>
          <table:table-cell office:value-type="string">
            <text:p>NE@66.6</text:p>
          </table:table-cell>
          <table:table-cell office:value-type="string">
            <text:p>SSW@30.1</text:p>
          </table:table-cell>
          <table:table-cell office:value-type="string">
            <text:p>45.30.8029</text:p>
          </table:table-cell>
          <table:table-cell office:value-type="string">
            <text:p>7.47.8135</text:p>
          </table:table-cell>
          <table:table-cell office:value-type="string">
            <text:p>45.29.9492</text:p>
          </table:table-cell>
          <table:table-cell office:value-type="string">
            <text:p>7.49.6734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date" office:date-value="2021-10-07">
            <text:p>07.10.21</text:p>
          </table:table-cell>
          <table:table-cell table:style-name="ce3" office:value-type="time" office:time-value="PT11H01M00S">
            <text:p>11:01:00</text:p>
          </table:table-cell>
          <table:table-cell table:style-name="ce3" office:value-type="time" office:time-value="PT00H56M00S">
            <text:p>00:56:00</text:p>
          </table:table-cell>
          <table:table-cell office:value-type="string">
            <text:p>1443</text:p>
          </table:table-cell>
          <table:table-cell office:value-type="string">
            <text:p>312</text:p>
          </table:table-cell>
          <table:table-cell office:value-type="string">
            <text:p>1443</text:p>
          </table:table-cell>
          <table:table-cell office:value-type="string">
            <text:p>3.10</text:p>
          </table:table-cell>
          <table:table-cell table:number-columns-repeated="2" office:value-type="string">
            <text:p>4.2</text:p>
          </table:table-cell>
          <table:table-cell office:value-type="string">
            <text:p>-8.3</text:p>
          </table:table-cell>
          <table:table-cell office:value-type="string">
            <text:p>23</text:p>
          </table:table-cell>
          <table:table-cell office:value-type="string">
            <text:p>17</text:p>
          </table:table-cell>
          <table:table-cell office:value-type="string">
            <text:p>NE@53.1</text:p>
          </table:table-cell>
          <table:table-cell office:value-type="string">
            <text:p>S@18.2</text:p>
          </table:table-cell>
          <table:table-cell office:value-type="string">
            <text:p>45.31.2185</text:p>
          </table:table-cell>
          <table:table-cell office:value-type="string">
            <text:p>7.48.4554</text:p>
          </table:table-cell>
          <table:table-cell office:value-type="string">
            <text:p>45.29.8893</text:p>
          </table:table-cell>
          <table:table-cell office:value-type="string">
            <text:p>7.49.7011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date" office:date-value="2021-10-07">
            <text:p>07.10.21</text:p>
          </table:table-cell>
          <table:table-cell table:style-name="ce3" office:value-type="time" office:time-value="PT14H13M00S">
            <text:p>14:13:00</text:p>
          </table:table-cell>
          <table:table-cell table:style-name="ce3" office:value-type="time" office:time-value="PT01H54M00S">
            <text:p>01:54:00</text:p>
          </table:table-cell>
          <table:table-cell office:value-type="string">
            <text:p>1450</text:p>
          </table:table-cell>
          <table:table-cell office:value-type="string">
            <text:p>297</text:p>
          </table:table-cell>
          <table:table-cell office:value-type="string">
            <text:p>1834</text:p>
          </table:table-cell>
          <table:table-cell office:value-type="string">
            <text:p>9.76</text:p>
          </table:table-cell>
          <table:table-cell table:number-columns-repeated="2" office:value-type="string">
            <text:p>5.3</text:p>
          </table:table-cell>
          <table:table-cell office:value-type="string">
            <text:p>-4.9</text:p>
          </table:table-cell>
          <table:table-cell office:value-type="string">
            <text:p>29</text:p>
          </table:table-cell>
          <table:table-cell office:value-type="string">
            <text:p>16</text:p>
          </table:table-cell>
          <table:table-cell office:value-type="string">
            <text:p>NNE@67.2</text:p>
          </table:table-cell>
          <table:table-cell office:value-type="string">
            <text:p>SW@26.9</text:p>
          </table:table-cell>
          <table:table-cell office:value-type="string">
            <text:p>45.31.2266</text:p>
          </table:table-cell>
          <table:table-cell office:value-type="string">
            <text:p>7.48.4483</text:p>
          </table:table-cell>
          <table:table-cell office:value-type="string">
            <text:p>45.29.1223</text:p>
          </table:table-cell>
          <table:table-cell office:value-type="string">
            <text:p>7.55.202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2:.D29])" office:value-type="time" office:time-value="PT10H19M00S">
            <text:p>10:19:00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2">12.07.2021</text:date>, <text:time>20:07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2T20:07:06.81</dc:date>
    <dc:creator>Jirka Dell'Oro-Friedl</dc:creator>
    <meta:document-statistic meta:table-count="1" meta:cell-count="533" meta:object-count="0"/>
    <meta:generator>OpenOffice/4.1.5$Win32 OpenOffice.org_project/415m1$Build-9789</meta:generator>
  </office:meta>
</office:document-meta>
</file>